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15%"/>
      <style:text-properties fo:font-weight="bold" officeooo:paragraph-rsid="000dd541" style:font-weight-asian="bold" style:font-weight-complex="bold"/>
    </style:style>
    <style:style style:name="P3" style:family="paragraph" style:parent-style-name="Preformatted_20_Text">
      <style:paragraph-properties fo:line-height="115%"/>
      <style:text-properties fo:font-weight="bold" officeooo:rsid="000dd541" officeooo:paragraph-rsid="000dd541" style:font-weight-asian="bold" style:font-weight-complex="bold"/>
    </style:style>
    <style:style style:name="P4" style:family="paragraph" style:parent-style-name="Preformatted_20_Text">
      <style:paragraph-properties fo:line-height="115%"/>
      <style:text-properties fo:font-weight="bold" style:font-weight-asian="bold" style:font-weight-complex="bold"/>
    </style:style>
    <style:style style:name="P5" style:family="paragraph" style:parent-style-name="Preformatted_20_Text">
      <style:paragraph-properties fo:line-height="115%"/>
      <style:text-properties fo:font-weight="bold" officeooo:paragraph-rsid="000dd541" style:font-weight-asian="bold" style:font-weight-complex="bold"/>
    </style:style>
    <style:style style:name="P6" style:family="paragraph" style:parent-style-name="Preformatted_20_Text">
      <style:paragraph-properties fo:line-height="115%"/>
      <style:text-properties fo:font-weight="normal" officeooo:rsid="000dd541" officeooo:paragraph-rsid="000dd541" style:font-weight-asian="normal" style:font-weight-complex="normal"/>
    </style:style>
    <style:style style:name="P7" style:family="paragraph" style:parent-style-name="Preformatted_20_Text">
      <style:paragraph-properties fo:line-height="115%"/>
      <style:text-properties fo:font-weight="normal" style:font-weight-asian="normal" style:font-weight-complex="normal"/>
    </style:style>
    <style:style style:name="P8" style:family="paragraph" style:parent-style-name="Preformatted_20_Text">
      <style:paragraph-properties fo:margin-top="0in" fo:margin-bottom="0.1965in" loext:contextual-spacing="false" fo:line-height="115%"/>
      <style:text-properties fo:font-weight="bold" style:font-weight-asian="bold" style:font-weight-complex="bold"/>
    </style:style>
    <style:style style:name="P9" style:family="paragraph" style:parent-style-name="Preformatted_20_Text">
      <style:paragraph-properties fo:line-height="115%"/>
      <style:text-properties fo:font-weight="normal" officeooo:rsid="000dd541" style:font-weight-asian="normal" style:font-weight-complex="normal"/>
    </style:style>
    <style:style style:name="T1" style:family="text">
      <style:text-properties officeooo:rsid="000dd54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dd541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(4). Draw a diagram to show the control flow of P1, which executes:</text:p>
      <text:p text:style-name="P4"/>
      <text:p text:style-name="P4"><text:s text:c="5"/>int pid = getpid(); <text:s text:c="6"/>in Umode space</text:p>
      <text:p text:style-name="P4"/>
      <text:p text:style-name="P4">Required steps: YOU explain how each step leads to the next:</text:p>
      <text:p text:style-name="P4"><text:s text:c="24"/></text:p>
      <text:p text:style-name="P5">1. syscall(0,0,0,0) in C</text:p>
      <text:p text:style-name="P5"><text:tab/><text:span text:style-name="T3">getpid() function in Umode call syscall(a,b,c,d) function. The syscall() <text:tab/>function was declared in assembly file so it takes us to 2.</text:span> <text:s text:c="23"/></text:p>
      <text:p text:style-name="P4"/>
      <text:p text:style-name="P4">2. syscall: in ts.s</text:p>
      <text:p text:style-name="P4"><text:s text:c="24"/>stmfd sp!, {lr}</text:p>
      <text:p text:style-name="P4"><text:s text:c="24"/>swi #0</text:p>
      <text:p text:style-name="P4"><text:s text:c="24"/>ldmfd sp!, {pc}</text:p>
      <text:p text:style-name="P6"><text:tab/>In the assembly file, the syscall() first store all the umode registers <text:tab/>and the return address. Then it calls SWI to enter SVC mode.</text:p>
      <text:p text:style-name="P4"/>
      <text:p text:style-name="P4">3. where does it go to ts.s?</text:p>
      <text:p text:style-name="P4"><text:tab/><text:span text:style-name="T3">The line ‘swi #0’ causes the umode to go to ts.s looking for svc_entry <text:tab/>function.</text:span></text:p>
      <text:p text:style-name="P4">4. svc_entry:</text:p>
      <text:p text:style-name="P4"><text:tab/><text:span text:style-name="T3">svc_entry function save the registers and go to sysmode to save umode sp and <text:tab/>pc in the running proc. It, then, come back to SVC mode and replace saved lr <text:tab/>in kstack with umode pc before it enables IRQ interrupts and branches to <text:tab/>svc_handler() function in c.</text:span></text:p>
      <text:p text:style-name="P9"/>
      <text:p text:style-name="P3"><text:span text:style-name="T3"><text:tab/>s</text:span><text:span text:style-name="T2">vc_handler function in c checks the first parameter to be 0 so it goes to 5.</text:span></text:p>
      <text:p text:style-name="P4"/>
      <text:p text:style-name="P4">5. r = kgetpid();</text:p>
      <text:p text:style-name="P7"><text:tab/><text:span text:style-name="T1">r calls kgetpid() function which returns the running proc’s pid number to r. <text:tab/>The program goes to goUmode function in ts.s next as it is defined right <text:tab/>after svc_entry branches.</text:span></text:p>
      <text:p text:style-name="P4"/>
      <text:p text:style-name="P4">6. goUmode:</text:p>
      <text:p text:style-name="P4"><text:tab/><text:span text:style-name="T3">In the goUmode, it first restores umode’s sp and pc from where it was save in <text:tab/>running proc’s and replace r0 with the return r value. Then it return to <text:tab/>umode.</text:span></text:p>
      <text:p text:style-name="P4"/>
      <text:p text:style-name="P8">7. how does pid get returned to (1)?</text:p>
      <text:p text:style-name="P8"><text:tab/><text:span text:style-name="T3">The pid value is returned in the r0 register which is then assigned to pid in <text:tab/>umode. </text:span></text:p>
      <text:p text:style-name="P8"/>
      <text:p text:style-name="P1"><text:tab/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20:48:54.457216512</meta:creation-date>
    <dc:date>2019-03-07T22:01:32.998080425</dc:date>
    <meta:editing-duration>PT1H12M39S</meta:editing-duration>
    <meta:editing-cycles>1</meta:editing-cycles>
    <meta:generator>LibreOffice/6.0.7.3$Linux_x86 LibreOffice_project/00m0$Build-3</meta:generator>
    <meta:document-statistic meta:table-count="0" meta:image-count="0" meta:object-count="0" meta:page-count="1" meta:paragraph-count="23" meta:word-count="271" meta:character-count="1589" meta:non-whitespace-character-count="1187"/>
  </office:meta>
</office:document-meta>
</file>